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contraste entre les réaction des deux garçon était saisissant. Alors qu'Edward semblait plus perdu qu'autre chose, son compagnon d'infortune semblait en proie à une panique incontrôlable. Il regardait autour de lui en essayant probablement de comprendre dans quelle situation il avait bien pu se mettre. Le blondin bailla ostensiblement alors qu'Aoba geignait de toute la force de son malheur. Il n'était pas plus au fait que lui de la situation, mais son esprit prompt à l'évasion avait beaucoup de mal à se rendre compte de ce qu'il se passait. Tout en continuant à cligner des yeux un peu trop rapidement, Edward gardait son regard émeraude braqué sur son homologue aux cheveux bleus, l'écoutant à moitié se débattre avec ses souvenirs pour essayer de se resituer, sans grand succès jusqu'à présent semblait-il.</text:p>
      <text:p text:style-name="Standard"/>
      <text:p text:style-name="Standard">Son apathie fut cependant de courte durée puisque Aoba mit le doigt sur une chose qui parvint à l'extirper de ses rêveries tant elle était ubuesque : les deux jeunes hommes étaient attachés ensemble par... des menottes comme Edward put le constater lorsqu'il leva son coude pour lui montrer son poignet, attirant le sien dans le même mouv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4-30T20:03:34.83</meta:creation-date>
    <dc:date>2017-04-30T20:46:32.76</dc:date>
    <dc:creator>Théo </dc:creator>
    <meta:editing-duration>PT42M34S</meta:editing-duration>
    <meta:editing-cycles>49</meta:editing-cycles>
    <meta:generator>OpenOffice/4.1.1$Win32 OpenOffice.org_project/411m6$Build-9775</meta:generator>
    <meta:document-statistic meta:table-count="0" meta:image-count="0" meta:object-count="0" meta:page-count="1" meta:paragraph-count="2" meta:word-count="190" meta:character-count="1161"/>
  </office:meta>
</office:document-meta>
</file>